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tructuralCalcs00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2" style:family="table-cell" style:parent-style-name="Default" style:data-style-name="N2"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 style:data-style-name="N2"/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Cpe</text:p>
          </table:table-cell>
          <table:table-cell office:value-type="float" office:value="-0.7" calcext:value-type="float">
            <text:p>-0.70</text:p>
          </table:table-cell>
          <table:table-cell/>
        </table:table-row>
        <table:table-row table:style-name="ro1">
          <table:table-cell office:value-type="string" calcext:value-type="string">
            <text:p>qz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kPa</text:p>
          </table:table-cell>
        </table:table-row>
        <table:table-row table:style-name="ro1">
          <table:table-cell office:value-type="string" calcext:value-type="string">
            <text:p>pn</text:p>
          </table:table-cell>
          <table:table-cell table:formula="of:=[.B1]*[.B2]" office:value-type="float" office:value="-0.672" calcext:value-type="float">
            <text:p>-0.67</text:p>
          </table:table-cell>
          <table:table-cell office:value-type="string" calcext:value-type="string">
            <text:p>kPa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formula="of:=3*[.B3]" office:value-type="float" office:value="-2.016" calcext:value-type="float">
            <text:p>-2.02</text:p>
          </table:table-cell>
          <table:table-cell office:value-type="string" calcext:value-type="string">
            <text:p>kN/m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formula="of:=[.B4]*[.B5]^2/8" office:value-type="float" office:value="-9.072" calcext:value-type="float">
            <text:p>-9.07</text:p>
          </table:table-cell>
          <table:table-cell office:value-type="string" calcext:value-type="string">
            <text:p>kN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3">00/00/0000</text:date>, <text:time style:data-style-name="N2" text:time-value="00:29:44.42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2T22:41:41.747000000</meta:creation-date>
    <dc:date>2017-12-02T23:25:37.626000000</dc:date>
    <meta:editing-duration>PT12M10S</meta:editing-duration>
    <meta:editing-cycles>5</meta:editing-cycles>
    <meta:generator>LibreOffice/5.1.6.2$Windows_x86 LibreOffice_project/07ac168c60a517dba0f0d7bc7540f5afa45f0909</meta:generator>
    <meta:document-statistic meta:table-count="1" meta:cell-count="17" meta:object-count="0"/>
  </office:meta>
</office:document-meta>
</file>

<file path=Basic/Standard/StructuralCalcs001.xml><?xml version="1.0" encoding="utf-8"?>
<!DOCTYPE module  PUBLIC '-//OpenOffice.org//DTD OfficeDocument 1.0//EN'  'module.dtd'>
<script:module xmlns:script="http://openoffice.org/2000/script" script:name="StructuralCalcs001" script:language="StarBasic">REM  *****  BASIC  *****

Sub Main
  Cpe = -0.7
  qz = 0.96   		'kPa
  pn = Cpe * qz 	'kPa
  w = pn * 3  		'kN/m
  L = 6       		'm
  M = w * L ^ 2 / 8 'kNm
  
  Msgbox "Moment: " &amp; Format(M,"0.00"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tructuralCalcs00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